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B0C5381742D24DDDF4.jpg" manifest:media-type="image/jpeg"/>
  <manifest:file-entry manifest:full-path="Pictures/10000000000002A2000001E72760AA8A86F4732F.png" manifest:media-type="image/png"/>
  <manifest:file-entry manifest:full-path="Pictures/10000000000001E70000011F2847E04829EEA633.png" manifest:media-type="image/png"/>
  <manifest:file-entry manifest:full-path="Pictures/1000000000000780000004B0BBC44A2E0EAB74A1.jpg" manifest:media-type="image/jpeg"/>
  <manifest:file-entry manifest:full-path="Pictures/100000000000028C000001D59BCCEA88F4D01B18.png" manifest:media-type="image/png"/>
  <manifest:file-entry manifest:full-path="Pictures/10000000000002BE000001BDCF72125590EC0963.png" manifest:media-type="image/png"/>
  <manifest:file-entry manifest:full-path="Pictures/10000000000002F8000001B42F18907BD1BB87D0.png" manifest:media-type="image/png"/>
  <manifest:file-entry manifest:full-path="Pictures/1000000000000290000001A0DBB0887D0C3C95AA.png" manifest:media-type="image/png"/>
  <manifest:file-entry manifest:full-path="Pictures/10000000000002EB000001B58F56D8537055B64A.png" manifest:media-type="image/png"/>
  <manifest:file-entry manifest:full-path="Pictures/10000000000002EF000001C0634646FECE903F00.png" manifest:media-type="image/png"/>
  <manifest:file-entry manifest:full-path="Pictures/1000000000000302000001F54D0DC3378BBC7E5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Encode Sans" svg:font-family="'Encode Sans'"/>
    <style:font-face style:name="Encode Sans ExtraLight" svg:font-family="'Encode Sans ExtraLight'"/>
    <style:font-face style:name="Arial" svg:font-family="Arial" style:font-pitch="variable"/>
    <style:font-face style:name="Encode Sans1" svg:font-family="'Encode Sans'" style:font-pitch="variable"/>
    <style:font-face style:name="Encode Sans ExtraLight1" svg:font-family="'Encode Sans Extra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4f4f5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olo-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olo-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Sottotitolo_20_argomento-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Sottotitolo_20_argomento-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Sottotitolo_20_argomento-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olo_20__2b__20_1_20_colonna-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olo_20__2b__20_1_20_colonna-backgroundobjects">
      <style:graphic-properties draw:stroke="none" svg:stroke-width="0cm" draw:fill="solid" draw:fill-color="#d4d3d9"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olo_20__2b__20_1_20_colonna-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backgroundobjects">
      <style:graphic-properties draw:stroke="none" svg:stroke-width="0cm" draw:fill="solid" draw:fill-color="#d4d3d9"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50%" fo:text-align="center" fo:text-indent="0cm" style:writing-mode="lr-tb"/>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1.27cm" fo:margin-right="0cm" fo:margin-top="0cm" fo:margin-bottom="0cm" fo:line-height="115%" fo:text-align="center" fo:text-indent="-1.057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solid" draw:fill-color="#d4d3d9"/>
      <style:paragraph-properties fo:text-align="start" style:font-independent-line-spacing="true"/>
      <style:text-properties fo:font-size="13pt" style:font-size-asian="14pt" style:font-size-complex="14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solid" draw:fill-color="#4f4f5c"/>
      <style:paragraph-properties fo:text-align="start" style:font-independent-line-spacing="true"/>
      <style:text-properties fo:font-size="14pt"/>
    </style:style>
    <style:style style:name="T1" style:family="text">
      <style:text-properties fo:font-variant="normal" fo:text-transform="none" fo:color="#002060" style:text-line-through-style="none" style:text-line-through-type="none" style:text-position="0% 100%" style:font-name="Encode Sans" fo:font-size="32pt" fo:letter-spacing="normal" fo:font-style="normal" style:text-underline-style="none" fo:font-weight="bold" style:font-name-asian="Encode Sans" style:font-size-asian="32pt" style:font-style-asian="normal" style:font-weight-asian="bold" style:font-name-complex="Encode Sans" style:font-size-complex="32pt" style:font-style-complex="normal" style:font-weight-complex="bold"/>
    </style:style>
    <style:style style:name="T2" style:family="text">
      <style:text-properties fo:font-variant="normal" fo:text-transform="none" fo:color="#002060" style:text-line-through-style="none" style:text-line-through-type="none" style:text-position="0% 100%" style:font-name="Encode Sans" fo:font-size="24pt" fo:letter-spacing="normal" fo:font-style="normal" style:text-underline-style="none" fo:font-weight="bold" style:font-name-asian="Encode Sans" style:font-size-asian="24pt" style:font-style-asian="normal" style:font-weight-asian="bold" style:font-name-complex="Encode Sans" style:font-size-complex="24pt" style:font-style-complex="normal" style:font-weight-complex="bold"/>
    </style:style>
    <style:style style:name="T3" style:family="text">
      <style:text-properties fo:font-variant="normal" fo:text-transform="none" fo:color="#002060" style:text-line-through-style="none" style:text-line-through-type="none" style:text-position="0% 100%" style:font-name="Encode Sans" fo:font-size="36pt" fo:letter-spacing="normal" fo:font-style="normal" style:text-underline-style="none" fo:font-weight="bold" style:font-name-asian="Encode Sans" style:font-size-asian="36pt" style:font-style-asian="normal" style:font-weight-asian="bold" style:font-name-complex="Encode Sans" style:font-size-complex="36pt" style:font-style-complex="normal" style:font-weight-complex="bold"/>
    </style:style>
    <style:style style:name="T4" style:family="text">
      <style:text-properties fo:font-variant="normal" fo:text-transform="none" fo:color="#0092d2" style:text-line-through-style="none" style:text-line-through-type="none" style:text-position="0% 100%" style:font-name="Arial1" fo:font-size="28pt" fo:letter-spacing="normal" fo:font-style="normal" style:text-underline-style="none" fo:font-weight="bold" style:font-name-asian="Encode Sans ExtraLight"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27272d" style:text-line-through-style="none" style:text-line-through-type="none" style:text-position="0% 100%" style:font-name="Encode Sans ExtraLight" fo:font-size="18pt" fo:letter-spacing="normal" fo:font-style="normal" style:text-underline-style="none" fo:font-weight="normal" style:font-name-asian="Encode Sans ExtraLight" style:font-size-asian="18pt" style:font-style-asian="normal" style:font-weight-asian="normal" style:font-name-complex="Encode Sans ExtraLight"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Encode Sans" fo:font-size="18pt" fo:letter-spacing="normal" fo:font-style="normal" style:text-underline-style="none" fo:font-weight="bold" style:font-name-asian="Encode Sans" style:font-size-asian="18pt" style:font-style-asian="normal" style:font-weight-asian="bold" style:font-name-complex="Encode Sans" style:font-size-complex="18pt" style:font-style-complex="normal" style:font-weight-complex="bold"/>
    </style:style>
    <style:style style:name="T7" style:family="text">
      <style:text-properties fo:font-variant="normal" fo:text-transform="none" fo:color="#27272d" style:text-line-through-style="none" style:text-line-through-type="none" style:text-position="0% 100%" style:font-name="Encode Sans" fo:font-size="13pt" fo:letter-spacing="normal" fo:font-style="normal" style:text-underline-style="none" fo:font-weight="bold" style:font-name-asian="Encode Sans" style:font-size-asian="13pt" style:font-style-asian="normal" style:font-weight-asian="bold" style:font-name-complex="Encode Sans" style:font-size-complex="13pt" style:font-style-complex="normal" style:font-weight-complex="bold"/>
    </style:style>
    <style:style style:name="T8" style:family="text">
      <style:text-properties fo:font-variant="normal" fo:text-transform="none" fo:color="#f55c21" style:text-line-through-style="none" style:text-line-through-type="none" style:text-position="0% 100%" style:font-name="Encode Sans" fo:font-size="80pt" fo:letter-spacing="normal" fo:font-style="normal" style:text-underline-style="none" fo:font-weight="bold" style:font-name-asian="Encode Sans" style:font-size-asian="80pt" style:font-style-asian="normal" style:font-weight-asian="bold" style:font-name-complex="Encode Sans" style:font-size-complex="8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727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olo" presentation:presentation-page-layout-name="AL1T0">
        <draw:frame draw:name="Shape 91" presentation:style-name="pr1" draw:text-style-name="P2" draw:layer="layout" svg:width="19.932cm" svg:height="9.524cm" svg:x="2.733cm" svg:y="2.987cm" presentation:class="title" presentation:user-transformed="true">
          <draw:text-box>
            <text:p text:style-name="P1"><text:span text:style-name="T1"><text:line-break/></text:span><text:span text:style-name="T2">Avv. Luca Valente</text:span><text:span text:style-name="T2"><text:line-break/></text:span><text:span text:style-name="T1">Copyright e norme giuridiche del mondo digitale</text:span><text:span text:style-name="T1"><text:line-break/></text:span><text:span text:style-name="T1"/></text:p>
          </draw:text-box>
        </draw:frame>
        <presentation:notes draw:style-name="dp2">
          <draw:page-thumbnail draw:name="Shape 88" draw:style-name="gr1" draw:layer="layout" svg:width="16.932cm" svg:height="9.524cm" svg:x="1.058cm" svg:y="1.905cm" draw:page-number="1" presentation:class="page"/>
          <draw:frame draw:name="Shape 89"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Sottotitolo_20_argomento">
        <draw:frame draw:name="Shape 119" presentation:style-name="pr3" draw:text-style-name="P5" draw:layer="layout" svg:width="15.755cm" svg:height="3.221cm" svg:x="4.822cm" svg:y="3.128cm" presentation:class="title" presentation:user-transformed="true">
          <draw:text-box>
            <text:p text:style-name="P4"><text:span text:style-name="T3">Brevetti</text:span></text:p>
          </draw:text-box>
        </draw:frame>
        <draw:frame draw:name="Shape 120" presentation:style-name="pr4" draw:text-style-name="P7" draw:layer="layout" svg:width="15.755cm" svg:height="2.179cm" svg:x="4.822cm" svg:y="7.404cm" presentation:class="subtitle" presentation:user-transformed="true">
          <draw:text-box>
            <text:p text:style-name="P6"><text:span text:style-name="T4"/></text:p>
            <text:p text:style-name="P6"><text:span text:style-name="T5"/></text:p>
          </draw:text-box>
        </draw:frame>
        <draw:g draw:name="Shape 121">
          <draw:custom-shape draw:name="Shape 122" draw:style-name="gr2" draw:text-style-name="P8" draw:layer="layout" svg:width="0.396cm" svg:height="0.087cm" svg:x="12.501cm" svg:y="13.323cm">
            <text:p text:style-name="P14"/>
            <draw:enhanced-geometry draw:mirror-horizontal="false" draw:mirror-vertical="false" drawooo:sub-view-size="4104 905" draw:text-areas="0 0 0 0" svg:viewBox="0 0 102600 22625" draw:type="ooxml-non-primitive" draw:enhanced-path="M 1 1 L 1 905 4104 905 4104 1 Z N"/>
          </draw:custom-shape>
          <draw:custom-shape draw:name="Shape 123" draw:style-name="gr2" draw:text-style-name="P8" draw:layer="layout" svg:width="0.396cm" svg:height="0.087cm" svg:x="12.501cm" svg:y="13.189cm">
            <text:p text:style-name="P14"/>
            <draw:enhanced-geometry draw:mirror-horizontal="false" draw:mirror-vertical="false" drawooo:sub-view-size="4104 905" draw:text-areas="0 0 0 0" svg:viewBox="0 0 102600 22625" draw:type="ooxml-non-primitive" draw:enhanced-path="M 1 1 L 1 905 4104 905 4104 1 Z N"/>
          </draw:custom-shape>
          <draw:custom-shape draw:name="Shape 124" draw:style-name="gr2" draw:text-style-name="P8" draw:layer="layout" svg:width="0.396cm" svg:height="0.115cm" svg:x="12.501cm" svg:y="13.458cm">
            <text:p text:style-name="P14"/>
            <draw:enhanced-geometry draw:mirror-horizontal="false" draw:mirror-vertical="false" drawooo:sub-view-size="4104 1197" draw:text-areas="0 0 0 0" svg:viewBox="0 0 102600 29925" draw:type="ooxml-non-primitive" draw:enhanced-path="M 1 0 L 1 171 25 318 98 464 196 586 343 660 1881 1172 2052 1197 2223 1172 3762 660 3908 586 4006 464 4079 318 4104 171 4104 0 Z N"/>
          </draw:custom-shape>
          <draw:custom-shape draw:name="Shape 125" draw:style-name="gr2" draw:text-style-name="P8" draw:layer="layout" svg:width="0.368cm" svg:height="0.621cm" svg:x="12.515cm" svg:y="12.52cm">
            <text:p text:style-name="P14"/>
            <draw:enhanced-geometry draw:mirror-horizontal="false" draw:mirror-vertical="false" drawooo:sub-view-size="3811 6424" draw:text-areas="0 0 0 0" svg:viewBox="0 0 95275 160600" draw:type="ooxml-non-primitive" draw:enhanced-path="M 1905 0 L 928 831 855 879 782 904 684 879 611 831 0 318 1319 6423 2491 6423 3810 318 3200 831 3126 879 3029 904 2955 879 2882 831 1905 0 Z N"/>
          </draw:custom-shape>
          <draw:custom-shape draw:name="Shape 126" draw:style-name="gr2" draw:text-style-name="P8" draw:layer="layout" svg:width="0.997cm" svg:height="1.193cm" svg:x="12.2cm" svg:y="11.947cm">
            <text:p text:style-name="P14"/>
            <draw:enhanced-geometry draw:mirror-horizontal="false" draw:mirror-vertical="false" drawooo:sub-view-size="10308 12335" draw:text-areas="0 0 0 0" svg:viewBox="0 0 257700 308375"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custom-shape>
        </draw:g>
        <presentation:notes draw:style-name="dp2">
          <draw:page-thumbnail draw:name="Shape 116" draw:style-name="gr1" draw:layer="layout" svg:width="16.932cm" svg:height="9.524cm" svg:x="1.058cm" svg:y="1.905cm" draw:page-number="2" presentation:class="page"/>
          <draw:frame draw:name="Shape 117" presentation:style-name="pr5"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1" draw:style-name="gr3" draw:text-style-name="P13" draw:layer="layout" svg:width="13.704cm" svg:height="9.858cm" svg:x="7.029cm" svg:y="2.902cm">
          <draw:image xlink:href="Pictures/100000000000028C000001D59BCCEA88F4D01B18.png" xlink:type="simple" xlink:show="embed" xlink:actuate="onLoad" loext:mime-type="image/png">
            <text:p/>
          </draw:image>
        </draw:frame>
        <presentation:notes draw:style-name="dp2">
          <draw:page-thumbnail draw:name="Shape 134" draw:style-name="gr1" draw:layer="layout" svg:width="16.932cm" svg:height="9.524cm" svg:x="1.058cm" svg:y="1.905cm" draw:page-number="3" presentation:class="page"/>
          <draw:frame draw:name="Shape 135" presentation:style-name="pr8"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1" draw:style-name="gr3" draw:text-style-name="P13" draw:layer="layout" svg:width="14.02cm" svg:height="10.13cm" svg:x="7.153cm" svg:y="2.63cm">
          <draw:image xlink:href="Pictures/10000000000002A2000001E72760AA8A86F4732F.png" xlink:type="simple" xlink:show="embed" xlink:actuate="onLoad" loext:mime-type="image/png">
            <text:p/>
          </draw:image>
        </draw:frame>
        <presentation:notes draw:style-name="dp2">
          <draw:page-thumbnail draw:name="Shape 134" draw:style-name="gr1" draw:layer="layout" svg:width="16.932cm" svg:height="9.524cm" svg:x="1.058cm" svg:y="1.905cm" draw:page-number="4" presentation:class="page"/>
          <draw:frame draw:name="Shape 135" presentation:style-name="pr9"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2" draw:style-name="gr3" draw:text-style-name="P13" draw:layer="layout" svg:width="14.593cm" svg:height="8.909cm" svg:x="6.257cm" svg:y="3.347cm">
          <draw:image xlink:href="Pictures/10000000000001E70000011F2847E04829EEA633.png" xlink:type="simple" xlink:show="embed" xlink:actuate="onLoad" loext:mime-type="image/png">
            <text:p/>
          </draw:image>
        </draw:frame>
        <presentation:notes draw:style-name="dp2">
          <draw:page-thumbnail draw:name="Shape 134" draw:style-name="gr1" draw:layer="layout" svg:width="16.932cm" svg:height="9.524cm" svg:x="1.058cm" svg:y="1.905cm" draw:page-number="5" presentation:class="page"/>
          <draw:frame draw:name="Shape 135" presentation:style-name="pr10"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1" draw:style-name="gr3" draw:text-style-name="P13" draw:layer="layout" svg:width="16.315cm" svg:height="9.359cm" svg:x="6.439cm" svg:y="2.966cm">
          <draw:image xlink:href="Pictures/10000000000002F8000001B42F18907BD1BB87D0.png" xlink:type="simple" xlink:show="embed" xlink:actuate="onLoad" loext:mime-type="image/png">
            <text:p/>
          </draw:image>
        </draw:frame>
        <presentation:notes draw:style-name="dp2">
          <draw:page-thumbnail draw:name="Shape 134" draw:style-name="gr1" draw:layer="layout" svg:width="16.932cm" svg:height="9.524cm" svg:x="1.058cm" svg:y="1.905cm" draw:page-number="6" presentation:class="page"/>
          <draw:frame draw:name="Shape 135" presentation:style-name="pr11"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2" draw:style-name="gr3" draw:text-style-name="P13" draw:layer="layout" svg:width="14.88cm" svg:height="9.436cm" svg:x="6.498cm" svg:y="2.927cm">
          <draw:image xlink:href="Pictures/1000000000000290000001A0DBB0887D0C3C95AA.png" xlink:type="simple" xlink:show="embed" xlink:actuate="onLoad" loext:mime-type="image/png">
            <text:p/>
          </draw:image>
        </draw:frame>
        <presentation:notes draw:style-name="dp2">
          <draw:page-thumbnail draw:name="Shape 134" draw:style-name="gr1" draw:layer="layout" svg:width="16.932cm" svg:height="9.524cm" svg:x="1.058cm" svg:y="1.905cm" draw:page-number="7" presentation:class="page"/>
          <draw:frame draw:name="Shape 135" presentation:style-name="pr12"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1" draw:style-name="gr3" draw:text-style-name="P13" draw:layer="layout" svg:width="15.29cm" svg:height="9.692cm" svg:x="7.06cm" svg:y="3.067cm">
          <draw:image xlink:href="Pictures/10000000000002BE000001BDCF72125590EC0963.png" xlink:type="simple" xlink:show="embed" xlink:actuate="onLoad" loext:mime-type="image/png">
            <text:p/>
          </draw:image>
        </draw:frame>
        <presentation:notes draw:style-name="dp2">
          <draw:page-thumbnail draw:name="Shape 134" draw:style-name="gr1" draw:layer="layout" svg:width="16.932cm" svg:height="9.524cm" svg:x="1.058cm" svg:y="1.905cm" draw:page-number="8" presentation:class="page"/>
          <draw:frame draw:name="Shape 135" presentation:style-name="pr13"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2" draw:style-name="gr3" draw:text-style-name="P13" draw:layer="layout" svg:width="16.645cm" svg:height="9.737cm" svg:x="7cm" svg:y="3.023cm">
          <draw:image xlink:href="Pictures/10000000000002EB000001B58F56D8537055B64A.png" xlink:type="simple" xlink:show="embed" xlink:actuate="onLoad" loext:mime-type="image/png">
            <text:p/>
          </draw:image>
        </draw:frame>
        <presentation:notes draw:style-name="dp2">
          <draw:page-thumbnail draw:name="Shape 134" draw:style-name="gr1" draw:layer="layout" svg:width="16.932cm" svg:height="9.524cm" svg:x="1.058cm" svg:y="1.905cm" draw:page-number="9" presentation:class="page"/>
          <draw:frame draw:name="Shape 135" presentation:style-name="pr14"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2" draw:style-name="gr3" draw:text-style-name="P13" draw:layer="layout" svg:width="16.645cm" svg:height="9.737cm" svg:x="7cm" svg:y="3.023cm">
          <draw:image xlink:href="Pictures/10000000000002EB000001B58F56D8537055B64A.png" xlink:type="simple" xlink:show="embed" xlink:actuate="onLoad" loext:mime-type="image/png">
            <text:p/>
          </draw:image>
        </draw:frame>
        <presentation:notes draw:style-name="dp2">
          <draw:page-thumbnail draw:name="Shape 134" draw:style-name="gr1" draw:layer="layout" svg:width="16.932cm" svg:height="9.524cm" svg:x="1.058cm" svg:y="1.905cm" draw:page-number="10" presentation:class="page"/>
          <draw:frame draw:name="Shape 135" presentation:style-name="pr15"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1" draw:style-name="gr3" draw:text-style-name="P13" draw:layer="layout" svg:width="14.158cm" svg:height="8.445cm" svg:x="5.621cm" svg:y="3.423cm">
          <draw:image xlink:href="Pictures/10000000000002EF000001C0634646FECE903F00.png" xlink:type="simple" xlink:show="embed" xlink:actuate="onLoad" loext:mime-type="image/png">
            <text:p/>
          </draw:image>
        </draw:frame>
        <presentation:notes draw:style-name="dp2">
          <draw:page-thumbnail draw:name="Shape 134" draw:style-name="gr1" draw:layer="layout" svg:width="16.932cm" svg:height="9.524cm" svg:x="1.058cm" svg:y="1.905cm" draw:page-number="11" presentation:class="page"/>
          <draw:frame draw:name="Shape 135" presentation:style-name="pr16" draw:text-style-name="P3" draw:layer="layout" svg:width="15.239cm" svg:height="11.429cm" svg:x="1.905cm" svg:y="12.065cm" presentation:class="notes" presentation:placeholder="true" presentation:user-transformed="true">
            <draw:text-box/>
          </draw:frame>
        </presentation:notes>
      </draw:page>
      <draw:page draw:name="Brevetti" draw:style-name="dp1" draw:master-page-name="Titolo_20__2b__20_1_20_colonna" presentation:presentation-page-layout-name="AL2T1">
        <draw:frame draw:name="Shape 137" presentation:style-name="pr6" draw:text-style-name="P10" draw:layer="layout" svg:width="20.824cm" svg:height="1.526cm" svg:x="1.527cm" svg:y="1.004cm" presentation:class="title" presentation:user-transformed="true">
          <draw:text-box>
            <text:p text:style-name="P9"><text:span text:style-name="T6">Brevetti</text:span></text:p>
          </draw:text-box>
        </draw:frame>
        <draw:frame draw:name="Shape 139" presentation:style-name="pr7" draw:text-style-name="P12" draw:layer="layout" svg:width="3.047cm" svg:height="1.526cm" svg:x="22.352cm" svg:y="12.761cm" presentation:class="page-number" presentation:user-transformed="true">
          <draw:text-box>
            <text:p text:style-name="P11"><text:span text:style-name="T7"><text:page-number>&lt;numero&gt;</text:page-number></text:span></text:p>
          </draw:text-box>
        </draw:frame>
        <draw:frame draw:name="Picture 2" draw:style-name="gr3" draw:text-style-name="P13" draw:layer="layout" svg:width="15.413cm" svg:height="10.028cm" svg:x="6.938cm" svg:y="3.254cm">
          <draw:image xlink:href="Pictures/1000000000000302000001F54D0DC3378BBC7E5F.png" xlink:type="simple" xlink:show="embed" xlink:actuate="onLoad" loext:mime-type="image/png">
            <text:p/>
          </draw:image>
        </draw:frame>
        <presentation:notes draw:style-name="dp2">
          <draw:page-thumbnail draw:name="Shape 134" draw:style-name="gr1" draw:layer="layout" svg:width="16.932cm" svg:height="9.524cm" svg:x="1.058cm" svg:y="1.905cm" draw:page-number="12" presentation:class="page"/>
          <draw:frame draw:name="Shape 135" presentation:style-name="pr17"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Shape 307" presentation:style-name="pr18" draw:text-style-name="P12" draw:layer="layout" svg:width="3.047cm" svg:height="1.526cm" svg:x="11.176cm" svg:y="12.761cm" presentation:class="page-number" presentation:user-transformed="true">
          <draw:text-box>
            <text:p text:style-name="P11"><text:span text:style-name="T7"><text:page-number>&lt;numero&gt;</text:page-number></text:span></text:p>
          </draw:text-box>
        </draw:frame>
        <draw:frame draw:name="Shape 308" presentation:style-name="pr19" draw:text-style-name="P10" draw:layer="layout" svg:width="12.148cm" svg:height="3.221cm" svg:x="2.117cm" svg:y="5.533cm" presentation:class="title" presentation:user-transformed="true">
          <draw:text-box>
            <text:p text:style-name="P14"><text:span text:style-name="T8">GRAZIE!</text:span></text:p>
          </draw:text-box>
        </draw:frame>
        <draw:g draw:name="Shape 310">
          <draw:custom-shape draw:name="Shape 311" draw:style-name="gr4" draw:text-style-name="P15" draw:layer="layout" svg:width="1.734cm" svg:height="3.889cm" svg:x="14.992cm" svg:y="5.439cm">
            <text:p text:style-name="P14"/>
            <draw:enhanced-geometry draw:mirror-horizontal="false" draw:mirror-vertical="false" drawooo:sub-view-size="3933 8818" draw:text-areas="0 0 0 0" svg:viewBox="0 0 98325 22045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312" draw:style-name="gr4" draw:text-style-name="P15" draw:layer="layout" svg:width="5.419cm" svg:height="6.851cm" svg:x="16.985cm" svg:y="2.842cm">
            <text:p text:style-name="P14"/>
            <draw:enhanced-geometry draw:mirror-horizontal="false" draw:mirror-vertical="false" drawooo:sub-view-size="12286 15534" draw:text-areas="0 0 0 0" svg:viewBox="0 0 307150 38835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presentation:notes draw:style-name="dp2">
          <draw:page-thumbnail draw:name="Shape 304" draw:style-name="gr1" draw:layer="layout" svg:width="16.932cm" svg:height="9.524cm" svg:x="1.058cm" svg:y="1.905cm" draw:page-number="13" presentation:class="page"/>
          <draw:frame draw:name="Shape 305" presentation:style-name="pr20"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Encode Sans" svg:font-family="'Encode Sans'"/>
    <style:font-face style:name="Encode Sans ExtraLight" svg:font-family="'Encode Sans ExtraLight'"/>
    <style:font-face style:name="Arial" svg:font-family="Arial" style:font-pitch="variable"/>
    <style:font-face style:name="Encode Sans1" svg:font-family="'Encode Sans'" style:font-pitch="variable"/>
    <style:font-face style:name="Encode Sans ExtraLight1" svg:font-family="'Encode Sans Extra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780000004B0C5381742D24DDDF4.jpg" xlink:type="simple" xlink:show="embed" xlink:actuate="onLoad"/>
    <draw:fill-image draw:name="msFillBitmap_20_2" draw:display-name="msFillBitmap 2" xlink:href="Pictures/1000000000000780000004B0BBC44A2E0EAB74A1.jpg" xlink:type="simple" xlink:show="embed" xlink:actuate="onLoad"/>
    <draw:fill-image draw:name="msFillBitmap_20_3" draw:display-name="msFillBitmap 3" xlink:href="Pictures/1000000000000780000004B0BBC44A2E0EAB74A1.jpg" xlink:type="simple" xlink:show="embed" xlink:actuate="onLoad"/>
    <draw:fill-image draw:name="msFillBitmap_20_4" draw:display-name="msFillBitmap 4" xlink:href="Pictures/1000000000000780000004B0BBC44A2E0EAB74A1.jpg" xlink:type="simple" xlink:show="embed" xlink:actuate="onLoad"/>
    <draw:marker draw:name="Arrow" svg:viewBox="0 0 20 30" svg:d="M10 0l-10 30h20z"/>
    <draw:marker draw:name="msArrowDiamondEnd_20_5" draw:display-name="msArrowDiamondEnd 5" svg:viewBox="0 0 300 300" svg:d="M150 0l150 150-150 150-150-15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olo-background" style:family="presentation">
      <style:graphic-properties draw:stroke="none" draw:fill="bitmap" draw:fill-image-name="msFillBitmap_20_1" style:repeat="stretch"/>
      <style:text-properties style:letter-kerning="true"/>
    </style:style>
    <style:style style:name="Titolo-backgroundobjects" style:family="presentation">
      <style:graphic-properties draw:textarea-horizontal-align="justify" draw:shadow="hidden" draw:shadow-offset-x="0.2cm" draw:shadow-offset-y="0.2cm" draw:shadow-color="#808080"/>
      <style:text-properties style:letter-kerning="true"/>
    </style:style>
    <style:style style:name="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outline1" style:family="presentation">
      <style:graphic-properties draw:stroke="none" draw:fill="none" draw:auto-grow-height="false" draw:fit-to-size="shrink-to-fit" style:shrink-to-fit="true">
        <text:list-style style:name="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206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olo-outline2" style:family="presentation" style:parent-style-name="Titolo-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outline3" style:family="presentation" style:parent-style-name="Titolo-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outline4" style:family="presentation" style:parent-style-name="Titolo-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outline5" style:family="presentation" style:parent-style-name="Titolo-outline4">
      <style:paragraph-properties fo:margin-top="0.1cm" fo:margin-bottom="0cm"/>
      <style:text-properties fo:font-size="20pt" style:font-size-asian="20pt" style:font-size-complex="20pt"/>
    </style:style>
    <style:style style:name="Titolo-outline6" style:family="presentation" style:parent-style-name="Titolo-outline5">
      <style:paragraph-properties fo:margin-top="0.1cm" fo:margin-bottom="0cm"/>
      <style:text-properties fo:font-size="20pt" style:font-size-asian="20pt" style:font-size-complex="20pt"/>
    </style:style>
    <style:style style:name="Titolo-outline7" style:family="presentation" style:parent-style-name="Titolo-outline6">
      <style:paragraph-properties fo:margin-top="0.1cm" fo:margin-bottom="0cm"/>
      <style:text-properties fo:font-size="20pt" style:font-size-asian="20pt" style:font-size-complex="20pt"/>
    </style:style>
    <style:style style:name="Titolo-outline8" style:family="presentation" style:parent-style-name="Titolo-outline7">
      <style:paragraph-properties fo:margin-top="0.1cm" fo:margin-bottom="0cm"/>
      <style:text-properties fo:font-size="20pt" style:font-size-asian="20pt" style:font-size-complex="20pt"/>
    </style:style>
    <style:style style:name="Titolo-outline9" style:family="presentation" style:parent-style-name="Titolo-outline8">
      <style:paragraph-properties fo:margin-top="0.1cm" fo:margin-bottom="0cm"/>
      <style:text-properties fo:font-size="20pt" style:font-size-asian="20pt" style:font-size-complex="20pt"/>
    </style:style>
    <style:style style:name="Titolo-subtitle" style:family="presentation">
      <style:graphic-properties draw:stroke="none" draw:fill="none" draw:textarea-vertical-align="middle">
        <text:list-style style:name="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title" style:family="presentation">
      <style:graphic-properties draw:stroke="none" draw:fill="none" draw:textarea-vertical-align="middle">
        <text:list-style style:name="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ottotitolo_20_argomento-background" style:display-name="Sottotitolo argomento-background" style:family="presentation">
      <style:graphic-properties draw:stroke="none" draw:fill="bitmap" draw:fill-image-name="msFillBitmap_20_2" style:repeat="stretch"/>
      <style:text-properties style:letter-kerning="true"/>
    </style:style>
    <style:style style:name="Sottotitolo_20_argomento-backgroundobjects" style:display-name="Sottotitolo argomento-backgroundobjects" style:family="presentation">
      <style:graphic-properties draw:textarea-horizontal-align="justify" draw:shadow="hidden" draw:shadow-offset-x="0.2cm" draw:shadow-offset-y="0.2cm" draw:shadow-color="#808080"/>
      <style:text-properties style:letter-kerning="true"/>
    </style:style>
    <style:style style:name="Sottotitolo_20_argomento-notes" style:display-name="Sottotitolo argome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ttotitolo_20_argomento-outline1" style:display-name="Sottotitolo argomento-outline1" style:family="presentation">
      <style:graphic-properties draw:stroke="none" draw:fill="none" draw:auto-grow-height="false" draw:fit-to-size="shrink-to-fit" style:shrink-to-fit="true">
        <text:list-style style:name="Sottotitolo_20_argomento-outline1" style:display-name="Sottotitolo argome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206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ottotitolo_20_argomento-outline2" style:display-name="Sottotitolo argomento-outline2" style:family="presentation" style:parent-style-name="Sottotitolo_20_argomento-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ottotitolo_20_argomento-outline3" style:display-name="Sottotitolo argomento-outline3" style:family="presentation" style:parent-style-name="Sottotitolo_20_argomento-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ottotitolo_20_argomento-outline4" style:display-name="Sottotitolo argomento-outline4" style:family="presentation" style:parent-style-name="Sottotitolo_20_argomento-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ottotitolo_20_argomento-outline5" style:display-name="Sottotitolo argomento-outline5" style:family="presentation" style:parent-style-name="Sottotitolo_20_argomento-outline4">
      <style:paragraph-properties fo:margin-top="0.1cm" fo:margin-bottom="0cm"/>
      <style:text-properties fo:font-size="20pt" style:font-size-asian="20pt" style:font-size-complex="20pt"/>
    </style:style>
    <style:style style:name="Sottotitolo_20_argomento-outline6" style:display-name="Sottotitolo argomento-outline6" style:family="presentation" style:parent-style-name="Sottotitolo_20_argomento-outline5">
      <style:paragraph-properties fo:margin-top="0.1cm" fo:margin-bottom="0cm"/>
      <style:text-properties fo:font-size="20pt" style:font-size-asian="20pt" style:font-size-complex="20pt"/>
    </style:style>
    <style:style style:name="Sottotitolo_20_argomento-outline7" style:display-name="Sottotitolo argomento-outline7" style:family="presentation" style:parent-style-name="Sottotitolo_20_argomento-outline6">
      <style:paragraph-properties fo:margin-top="0.1cm" fo:margin-bottom="0cm"/>
      <style:text-properties fo:font-size="20pt" style:font-size-asian="20pt" style:font-size-complex="20pt"/>
    </style:style>
    <style:style style:name="Sottotitolo_20_argomento-outline8" style:display-name="Sottotitolo argomento-outline8" style:family="presentation" style:parent-style-name="Sottotitolo_20_argomento-outline7">
      <style:paragraph-properties fo:margin-top="0.1cm" fo:margin-bottom="0cm"/>
      <style:text-properties fo:font-size="20pt" style:font-size-asian="20pt" style:font-size-complex="20pt"/>
    </style:style>
    <style:style style:name="Sottotitolo_20_argomento-outline9" style:display-name="Sottotitolo argomento-outline9" style:family="presentation" style:parent-style-name="Sottotitolo_20_argomento-outline8">
      <style:paragraph-properties fo:margin-top="0.1cm" fo:margin-bottom="0cm"/>
      <style:text-properties fo:font-size="20pt" style:font-size-asian="20pt" style:font-size-complex="20pt"/>
    </style:style>
    <style:style style:name="Sottotitolo_20_argomento-subtitle" style:display-name="Sottotitolo argomento-subtitle" style:family="presentation">
      <style:graphic-properties draw:stroke="none" draw:fill="none" draw:textarea-vertical-align="middle">
        <text:list-style style:name="Sottotitolo_20_argomento-subtitle" style:display-name="Sottotitolo argome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ttotitolo_20_argomento-title" style:display-name="Sottotitolo argomento-title" style:family="presentation">
      <style:graphic-properties draw:stroke="none" draw:fill="none" draw:textarea-vertical-align="middle">
        <text:list-style style:name="Sottotitolo_20_argomento-title" style:display-name="Sottotitolo argome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olo_20__2b__20_1_20_colonna-background" style:display-name="Titolo + 1 colonna-background" style:family="presentation">
      <style:graphic-properties draw:stroke="none" draw:fill="bitmap" draw:fill-image-name="msFillBitmap_20_3" style:repeat="stretch"/>
      <style:text-properties style:letter-kerning="true"/>
    </style:style>
    <style:style style:name="Titolo_20__2b__20_1_20_colonna-backgroundobjects" style:display-name="Titolo + 1 colonna-backgroundobjects" style:family="presentation">
      <style:graphic-properties draw:textarea-horizontal-align="justify" draw:shadow="hidden" draw:shadow-offset-x="0.2cm" draw:shadow-offset-y="0.2cm" draw:shadow-color="#808080"/>
      <style:text-properties style:letter-kerning="true"/>
    </style:style>
    <style:style style:name="Titolo_20__2b__20_1_20_colonna-notes" style:display-name="Titolo + 1 colonn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_2b__20_1_20_colonna-outline1" style:display-name="Titolo + 1 colonna-outline1" style:family="presentation">
      <style:graphic-properties draw:stroke="none" draw:fill="none" draw:auto-grow-height="false" draw:fit-to-size="shrink-to-fit" style:shrink-to-fit="true">
        <text:list-style style:name="Titolo_20__2b__20_1_20_colonna-outline1" style:display-name="Titolo + 1 colonn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206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olo_20__2b__20_1_20_colonna-outline2" style:display-name="Titolo + 1 colonna-outline2" style:family="presentation" style:parent-style-name="Titolo_20__2b__20_1_20_colonna-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_20__2b__20_1_20_colonna-outline3" style:display-name="Titolo + 1 colonna-outline3" style:family="presentation" style:parent-style-name="Titolo_20__2b__20_1_20_colonna-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_20__2b__20_1_20_colonna-outline4" style:display-name="Titolo + 1 colonna-outline4" style:family="presentation" style:parent-style-name="Titolo_20__2b__20_1_20_colonna-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_20__2b__20_1_20_colonna-outline5" style:display-name="Titolo + 1 colonna-outline5" style:family="presentation" style:parent-style-name="Titolo_20__2b__20_1_20_colonna-outline4">
      <style:paragraph-properties fo:margin-top="0.1cm" fo:margin-bottom="0cm"/>
      <style:text-properties fo:font-size="20pt" style:font-size-asian="20pt" style:font-size-complex="20pt"/>
    </style:style>
    <style:style style:name="Titolo_20__2b__20_1_20_colonna-outline6" style:display-name="Titolo + 1 colonna-outline6" style:family="presentation" style:parent-style-name="Titolo_20__2b__20_1_20_colonna-outline5">
      <style:paragraph-properties fo:margin-top="0.1cm" fo:margin-bottom="0cm"/>
      <style:text-properties fo:font-size="20pt" style:font-size-asian="20pt" style:font-size-complex="20pt"/>
    </style:style>
    <style:style style:name="Titolo_20__2b__20_1_20_colonna-outline7" style:display-name="Titolo + 1 colonna-outline7" style:family="presentation" style:parent-style-name="Titolo_20__2b__20_1_20_colonna-outline6">
      <style:paragraph-properties fo:margin-top="0.1cm" fo:margin-bottom="0cm"/>
      <style:text-properties fo:font-size="20pt" style:font-size-asian="20pt" style:font-size-complex="20pt"/>
    </style:style>
    <style:style style:name="Titolo_20__2b__20_1_20_colonna-outline8" style:display-name="Titolo + 1 colonna-outline8" style:family="presentation" style:parent-style-name="Titolo_20__2b__20_1_20_colonna-outline7">
      <style:paragraph-properties fo:margin-top="0.1cm" fo:margin-bottom="0cm"/>
      <style:text-properties fo:font-size="20pt" style:font-size-asian="20pt" style:font-size-complex="20pt"/>
    </style:style>
    <style:style style:name="Titolo_20__2b__20_1_20_colonna-outline9" style:display-name="Titolo + 1 colonna-outline9" style:family="presentation" style:parent-style-name="Titolo_20__2b__20_1_20_colonna-outline8">
      <style:paragraph-properties fo:margin-top="0.1cm" fo:margin-bottom="0cm"/>
      <style:text-properties fo:font-size="20pt" style:font-size-asian="20pt" style:font-size-complex="20pt"/>
    </style:style>
    <style:style style:name="Titolo_20__2b__20_1_20_colonna-subtitle" style:display-name="Titolo + 1 colonna-subtitle" style:family="presentation">
      <style:graphic-properties draw:stroke="none" draw:fill="none" draw:textarea-vertical-align="middle">
        <text:list-style style:name="Titolo_20__2b__20_1_20_colonna-subtitle" style:display-name="Titolo + 1 colonn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_2b__20_1_20_colonna-title" style:display-name="Titolo + 1 colonna-title" style:family="presentation">
      <style:graphic-properties draw:stroke="none" draw:fill="none" draw:textarea-vertical-align="middle">
        <text:list-style style:name="Titolo_20__2b__20_1_20_colonna-title" style:display-name="Titolo + 1 colonn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4"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206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f55c21" draw:marker-start="msArrowDiamondEnd_20_5" draw:marker-start-width="0.21cm" draw:marker-start-center="true" draw:marker-end="msArrowDiamond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ba3b21" draw:marker-end="msArrowDiamond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f55c21" draw:stroke-linejoin="round" svg:stroke-linecap="butt" draw:fill="none" draw:textarea-vertical-align="top" draw:auto-grow-height="false" fo:min-height="0cm" fo:min-width="0cm" fo:padding-top="0.125cm" fo:padding-bottom="0.125cm" fo:padding-left="0.25cm" fo:padding-right="0.25cm" fo:wrap-option="wrap"/>
    </style:style>
    <style:style style:name="Mpr1" style:family="presentation" style:parent-style-name="Titolo-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 style:family="presentation" style:parent-style-name="Titolo-backgroundobjects">
      <style:graphic-properties draw:stroke="none" draw:fill="none" draw:fill-color="#ffffff" draw:auto-grow-height="false" fo:min-height="1.485cm"/>
      <style:paragraph-properties style:writing-mode="lr-tb"/>
    </style:style>
    <style:style style:name="Mpr3" style:family="presentation" style:parent-style-name="Titol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ottotitolo_20_argomento-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5" style:family="presentation" style:parent-style-name="Sottotitolo_20_argomento-backgroundobjects">
      <style:graphic-properties draw:stroke="none" draw:fill="none" draw:fill-color="#ffffff" draw:auto-grow-height="false" fo:min-height="1.27cm"/>
      <style:paragraph-properties style:writing-mode="lr-tb"/>
    </style:style>
    <style:style style:name="Mpr6" style:family="presentation" style:parent-style-name="Sottotitolo_20_argomento-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olo_20__2b__20_1_20_colonna-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8" style:family="presentation" style:parent-style-name="Titolo_20__2b__20_1_20_colonna-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9" style:family="presentation" style:parent-style-name="Titolo_20__2b__20_1_20_colonna-backgroundobjects">
      <style:graphic-properties draw:stroke="none" svg:stroke-width="0cm" draw:fill="solid" draw:fill-color="#d4d3d9"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Titolo_20__2b__20_1_20_colonna-backgroundobjects">
      <style:graphic-properties draw:stroke="none" draw:fill="none" draw:fill-color="#ffffff" draw:auto-grow-height="false" fo:min-height="1.27cm"/>
      <style:paragraph-properties style:writing-mode="lr-tb"/>
    </style:style>
    <style:style style:name="Mpr11" style:family="presentation" style:parent-style-name="Titolo_20__2b__20_1_20_colonna-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BLANK-backgroundobjects">
      <style:graphic-properties draw:stroke="none" svg:stroke-width="0cm" draw:fill="solid" draw:fill-color="#d4d3d9"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3" style:family="presentation" style:parent-style-name="BLANK-backgroundobjects">
      <style:graphic-properties draw:stroke="none" draw:fill="none" draw:fill-color="#ffffff" draw:auto-grow-height="false" fo:min-height="1.27cm"/>
      <style:paragraph-properties style:writing-mode="lr-tb"/>
    </style:style>
    <style:style style:name="Mpr1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50%" fo:text-align="center" fo:text-indent="0cm" style:writing-mode="lr-tb"/>
      <style:text-properties fo:font-size="32pt"/>
    </style:style>
    <style:style style:name="MP6" style:family="paragraph">
      <loext:graphic-properties draw:fill="none"/>
      <style:paragraph-properties fo:text-align="start" style:font-independent-line-spacing="true"/>
      <style:text-properties fo:font-size="32pt"/>
    </style:style>
    <style:style style:name="MP7" style:family="paragraph">
      <style:paragraph-properties fo:margin-left="0cm" fo:margin-right="0cm" fo:margin-top="0cm" fo:margin-bottom="0cm" fo:line-height="100%" fo:text-align="center" fo:text-indent="0cm" style:writing-mode="lr-tb"/>
      <style:text-properties fo:font-size="36pt"/>
    </style:style>
    <style:style style:name="MP8" style:family="paragraph">
      <loext:graphic-properties draw:fill="none"/>
      <style:paragraph-properties fo:text-align="start" style:font-independent-line-spacing="true"/>
      <style:text-properties fo:font-size="36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start" fo:text-indent="0cm" style:writing-mode="lr-tb"/>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style:paragraph-properties fo:margin-left="0cm" fo:margin-right="0cm" fo:margin-top="0.212cm" fo:margin-bottom="0cm" fo:line-height="115%" fo:text-align="start" fo:text-indent="0cm" style:writing-mode="lr-tb"/>
      <style:text-properties fo:font-size="24pt"/>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5" style:family="paragraph">
      <loext:graphic-properties draw:fill="solid" draw:fill-color="#d4d3d9"/>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2060" style:text-line-through-style="none" style:text-line-through-type="none" style:text-position="0% 100%" style:font-name="Encode Sans" fo:font-size="32pt" fo:letter-spacing="normal" fo:font-style="normal" style:text-underline-style="none" fo:font-weight="bold" style:font-name-asian="Encode Sans" style:font-size-asian="32pt" style:font-style-asian="normal" style:font-weight-asian="bold" style:font-name-complex="Encode Sans" style:font-size-complex="32pt" style:font-style-complex="normal" style:font-weight-complex="bold"/>
    </style:style>
    <style:style style:name="MT2" style:family="text">
      <style:text-properties fo:font-variant="normal" fo:text-transform="none" fo:color="#002060" style:text-line-through-style="none" style:text-line-through-type="none" style:text-position="0% 100%" style:font-name="Encode Sans" fo:font-size="36pt" fo:letter-spacing="normal" fo:font-style="normal" style:text-underline-style="none" fo:font-weight="bold" style:font-name-asian="Encode Sans" style:font-size-asian="36pt" style:font-style-asian="normal" style:font-weight-asian="bold" style:font-name-complex="Encode Sans" style:font-size-complex="36pt" style:font-style-complex="normal" style:font-weight-complex="bold"/>
    </style:style>
    <style:style style:name="MT3" style:family="text">
      <style:text-properties fo:font-variant="normal" fo:text-transform="none" fo:color="#002060" style:text-line-through-style="none" style:text-line-through-type="none" style:text-position="0% 100%" style:font-name="Encode Sans" fo:font-size="18pt" fo:letter-spacing="normal" fo:font-style="normal" style:text-underline-style="none" fo:font-weight="bold" style:font-name-asian="Encode Sans" style:font-size-asian="18pt" style:font-style-asian="normal" style:font-weight-asian="bold" style:font-name-complex="Encode Sans" style:font-size-complex="18pt" style:font-style-complex="normal" style:font-weight-complex="bold"/>
    </style:style>
    <style:style style:name="MT4" style:family="text">
      <style:text-properties fo:font-variant="normal" fo:text-transform="none" fo:color="#002060" style:text-line-through-style="none" style:text-line-through-type="none" style:text-position="0% 100%" style:font-name="Encode Sans ExtraLight" fo:font-size="24pt" fo:letter-spacing="normal" fo:font-style="normal" style:text-underline-style="none" fo:font-weight="normal" style:font-name-asian="Encode Sans ExtraLight" style:font-size-asian="24pt" style:font-style-asian="normal" style:font-weight-asian="normal" style:font-name-complex="Encode Sans ExtraLight" style:font-size-complex="24pt" style:font-style-complex="normal" style:font-weight-complex="normal"/>
    </style:style>
    <style:style style:name="MT5" style:family="text">
      <style:text-properties fo:font-variant="normal" fo:text-transform="none" fo:color="#27272d" style:text-line-through-style="none" style:text-line-through-type="none" style:text-position="0% 100%" style:font-name="Encode Sans" fo:font-size="13pt" fo:letter-spacing="normal" fo:font-style="normal" style:text-underline-style="none" fo:font-weight="bold" style:font-name-asian="Encode Sans" style:font-size-asian="13pt" style:font-style-asian="normal" style:font-weight-asian="bold" style:font-name-complex="Encode Sans" style:font-size-complex="13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13cm" text:min-label-width="1.057cm"/>
        <style:text-properties style:font-name="Encode Sans ExtraLight" fo:color="#f55c2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Titolo" style:page-layout-name="PM1" draw:style-name="Mdp1">
      <draw:frame draw:name="Shape 12" presentation:style-name="Mpr1" draw:text-style-name="MP6" draw:layer="backgroundobjects" svg:width="19.932cm" svg:height="9.524cm" svg:x="2.733cm" svg:y="2.987cm" presentation:class="title" presentation:user-transformed="true">
        <draw:text-box>
          <text:p text:style-name="MP5"><text:span text:style-name="MT1">Unità Formativa (UF)</text:span><text:span text:style-name="MT1"><text:line-break/></text:span><text:span text:style-name="MT1">Docente:</text:span><text:span text:style-name="MT1"><text:line-break/></text:span><text:span text:style-name="MT1">Titolo argomento:</text:span></text:p>
        </draw:text-box>
      </draw:frame>
      <draw:frame presentation:style-name="Titolo-outline1" draw:layer="backgroundobjects" svg:width="22.859cm" svg:height="8.286cm" svg:x="1.27cm" svg:y="3.343cm" presentation:class="outline" presentation:placeholder="true">
        <draw:text-box/>
      </draw:frame>
      <presentation:notes style:page-layout-name="PM2">
        <draw:page-thumbnail presentation:style-name="Titolo-title" draw:layer="backgroundobjects" svg:width="19.798cm" svg:height="11.136cm" svg:x="0.6cm" svg:y="2.257cm" presentation:class="page"/>
        <draw:frame presentation:style-name="Tito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Sottotitolo_20_argomento" style:display-name="Sottotitolo argomento" style:page-layout-name="PM1" draw:style-name="Mdp2">
      <draw:frame draw:name="Shape 16" presentation:style-name="Mpr4" draw:text-style-name="MP8" draw:layer="backgroundobjects" svg:width="15.755cm" svg:height="3.221cm" svg:x="4.822cm" svg:y="3.128cm" presentation:class="title" presentation:user-transformed="true">
        <draw:text-box>
          <text:p text:style-name="MP7"><text:span text:style-name="MT2">Titolo Argomento</text:span></text:p>
        </draw:text-box>
      </draw:frame>
      <draw:custom-shape draw:name="Shape 18" draw:style-name="Mgr3" draw:text-style-name="MP9" draw:layer="backgroundobjects" svg:width="5.804cm" svg:height="0.001cm" svg:x="9.798cm" svg:y="6.873cm">
        <text:p/>
        <draw:enhanced-geometry draw:mirror-horizontal="false" draw:mirror-vertical="false" svg:viewBox="0 0 21600 21600" draw:type="mso-spt32" draw:enhanced-path="M 0 0 L 21600 21600 N"/>
      </draw:custom-shape>
      <draw:frame presentation:style-name="Sottotitolo_20_argomento-outline1" draw:layer="backgroundobjects" svg:width="22.859cm" svg:height="8.286cm" svg:x="1.27cm" svg:y="3.343cm" presentation:class="outline" presentation:placeholder="true">
        <draw:text-box/>
      </draw:frame>
      <presentation:notes style:page-layout-name="PM2">
        <draw:page-thumbnail presentation:style-name="Sottotitolo_20_argomento-title" draw:layer="backgroundobjects" svg:width="16.931cm" svg:height="9.524cm" svg:x="1.059cm" svg:y="1.93cm" presentation:class="page"/>
        <draw:frame presentation:style-name="Sottotitolo_20_argomento-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ero&gt;</text:page-number></text:p>
          </draw:text-box>
        </draw:frame>
      </presentation:notes>
    </style:master-page>
    <style:master-page style:name="Titolo_20__2b__20_1_20_colonna" style:display-name="Titolo + 1 colonna" style:page-layout-name="PM1" draw:style-name="Mdp3">
      <draw:frame draw:name="Shape 32" presentation:style-name="Mpr7" draw:text-style-name="MP11" draw:layer="backgroundobjects" svg:width="19.038cm" svg:height="1.526cm" svg:x="1.527cm" svg:y="1.004cm" presentation:class="title" presentation:user-transformed="true">
        <draw:text-box>
          <text:p text:style-name="MP10"><text:span text:style-name="MT3">Titolo</text:span></text:p>
        </draw:text-box>
      </draw:frame>
      <draw:frame draw:name="Shape 33" presentation:style-name="Mpr8" draw:text-style-name="MP13" draw:layer="backgroundobjects" svg:width="20.824cm" svg:height="8.183cm" svg:x="1.527cm" svg:y="3.334cm" presentation:class="outline" presentation:user-transformed="true">
        <draw:text-box>
          <text:list text:style-name="ML6">
            <text:list-item>
              <text:p text:style-name="MP12"><text:span text:style-name="MT4">Contenuto</text:span></text:p>
            </text:list-item>
          </text:list>
        </draw:text-box>
      </draw:frame>
      <draw:frame draw:name="Shape 34" presentation:style-name="Mpr9" draw:text-style-name="MP15" draw:layer="backgroundobjects" svg:width="3.047cm" svg:height="1.526cm" svg:x="22.352cm" svg:y="12.761cm" presentation:class="page-number" presentation:user-transformed="true">
        <draw:text-box>
          <text:p text:style-name="MP14"><text:span text:style-name="MT5"><text:page-number>&lt;numero&gt;</text:page-number></text:span></text:p>
        </draw:text-box>
      </draw:frame>
      <draw:custom-shape draw:name="Shape 46" draw:style-name="Mgr4" draw:text-style-name="MP9" draw:layer="backgroundobjects" svg:width="20.595cm" svg:height="0.001cm" svg:x="-0.031cm" svg:y="2.464cm">
        <text:p/>
        <draw:enhanced-geometry draw:mirror-horizontal="false" draw:mirror-vertical="false" svg:viewBox="0 0 21600 21600" draw:type="mso-spt32" draw:enhanced-path="M 0 0 L 21600 21600 N"/>
      </draw:custom-shape>
      <draw:custom-shape draw:name="Shape 49" draw:style-name="Mgr5" draw:text-style-name="MP9" draw:layer="backgroundobjects" svg:width="1.535cm" svg:height="0.001cm" svg:x="-0.031cm" svg:y="2.464cm">
        <text:p/>
        <draw:enhanced-geometry draw:mirror-horizontal="false" draw:mirror-vertical="false" svg:viewBox="0 0 21600 21600" draw:type="mso-spt32" draw:enhanced-path="M 0 0 L 21600 21600 N"/>
      </draw:custom-shape>
      <presentation:notes style:page-layout-name="PM2">
        <draw:page-thumbnail presentation:style-name="Titolo_20__2b__20_1_20_colonna-title" draw:layer="backgroundobjects" svg:width="16.931cm" svg:height="9.524cm" svg:x="1.059cm" svg:y="1.93cm" presentation:class="page"/>
        <draw:frame presentation:style-name="Titolo_20__2b__20_1_20_colonna-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ero&gt;</text:page-number></text:p>
          </draw:text-box>
        </draw:frame>
      </presentation:notes>
    </style:master-page>
    <style:master-page style:name="BLANK" style:page-layout-name="PM1" draw:style-name="Mdp4">
      <draw:frame draw:name="Shape 82" presentation:style-name="Mpr12" draw:text-style-name="MP15" draw:layer="backgroundobjects" svg:width="3.047cm" svg:height="1.526cm" svg:x="11.176cm" svg:y="12.761cm" presentation:class="page-number" presentation:user-transformed="true">
        <draw:text-box>
          <text:p text:style-name="MP14"><text:span text:style-name="MT5"><text:page-number>&lt;numero&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THIS IS YOUR PRESENTATION TITLE</dc:title>
    <meta:initial-creator>Flori</meta:initial-creator>
    <meta:editing-cycles>12</meta:editing-cycles>
    <dc:date>2022-01-14T11:47:55.071000000</dc:date>
    <meta:editing-duration>PT57M39S</meta:editing-duration>
    <meta:generator>LibreOffice/6.3.4.2$Windows_X86_64 LibreOffice_project/60da17e045e08f1793c57c00ba83cdfce946d0aa</meta:generator>
    <meta:document-statistic meta:object-count="11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3</meta:user-defined>
  </office:meta>
</office:document-meta>
</file>